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27b65" officeooo:paragraph-rsid="00027b65"/>
    </style:style>
    <style:style style:name="P2" style:family="paragraph" style:parent-style-name="Standard">
      <style:paragraph-properties fo:text-align="start" style:justify-single-word="false"/>
      <style:text-properties fo:font-weight="bold" officeooo:rsid="00027b65" officeooo:paragraph-rsid="00027b65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normal" officeooo:rsid="00027b65" officeooo:paragraph-rsid="00027b65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weight="normal" officeooo:rsid="0006a323" officeooo:paragraph-rsid="0006a323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ing TaxiVis</text:p>
      <text:p text:style-name="P1"/>
      <text:p text:style-name="P2">Data</text:p>
      <text:list xml:id="list6570329600647426981" text:style-name="L1">
        <text:list-item>
          <text:p text:style-name="P3">in vidaserver1: /scratch/hvo/TaxiVis/TaxiVis.app/Contents/MacOS/taxi.data</text:p>
        </text:list-item>
        <text:list-item>
          <text:p text:style-name="P4">Instructions on TaxiVis GitHub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3T15:14:37.171515360</meta:creation-date>
    <dc:date>2016-08-23T15:32:09.562423554</dc:date>
    <meta:editing-duration>PT5M55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4" meta:word-count="12" meta:character-count="122" meta:non-whitespace-character-count="116"/>
  </office:meta>
</office:document-meta>
</file>